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50%"/>
    </style:style>
    <style:style style:name="T2" style:parent-style-name="Absatz-Standardschriftart" style:family="text">
      <style:text-properties fo:font-size="12pt" style:font-size-asian="12pt" style:font-size-complex="12pt"/>
    </style:style>
    <style:style style:name="T3" style:parent-style-name="Absatz-Standardschriftart" style:family="text">
      <style:text-properties fo:font-size="12pt" style:font-size-asian="12pt" style:font-size-complex="12pt"/>
    </style:style>
    <style:style style:name="T4" style:parent-style-name="Absatz-Standardschriftart" style:family="text">
      <style:text-properties fo:font-size="12pt" style:font-size-asian="12pt" style:font-size-complex="12pt"/>
    </style:style>
    <style:style style:name="T5" style:parent-style-name="Absatz-Standardschriftart" style:family="text">
      <style:text-properties fo:font-size="12pt" style:font-size-asian="12pt" style:font-size-complex="12pt"/>
    </style:style>
    <style:style style:name="T6" style:parent-style-name="Absatz-Standardschriftart" style:family="text">
      <style:text-properties fo:font-size="12pt" style:font-size-asian="12pt" style:font-size-complex="12pt"/>
    </style:style>
    <style:style style:name="P7" style:parent-style-name="Standard" style:family="paragraph">
      <style:paragraph-properties fo:line-height="150%"/>
      <style:text-properties fo:font-size="12pt" style:font-size-asian="12pt" style:font-size-complex="12pt"/>
    </style:style>
    <style:style style:name="P8" style:parent-style-name="Standard" style:family="paragraph">
      <style:paragraph-properties fo:line-height="150%"/>
      <style:text-properties fo:font-size="12pt" style:font-size-asian="12pt" style:font-size-complex="12pt"/>
    </style:style>
    <style:style style:name="P9" style:parent-style-name="Standard" style:family="paragraph">
      <style:paragraph-properties fo:line-height="150%"/>
      <style:text-properties fo:font-size="12pt" style:font-size-asian="12pt" style:font-size-complex="12pt"/>
    </style:style>
    <style:style style:name="P10" style:parent-style-name="Standard" style:family="paragraph">
      <style:paragraph-properties fo:line-height="150%"/>
      <style:text-properties fo:font-size="12pt" style:font-size-asian="12pt" style:font-size-complex="12pt"/>
    </style:style>
    <style:style style:name="P11" style:parent-style-name="Standard" style:family="paragraph">
      <style:paragraph-properties fo:line-height="150%"/>
      <style:text-properties fo:font-size="12pt" style:font-size-asian="12pt" style:font-size-complex="12pt"/>
    </style:style>
    <style:style style:name="P12" style:parent-style-name="Standard" style:family="paragraph">
      <style:paragraph-properties fo:line-height="150%"/>
      <style:text-properties fo:font-size="12pt" style:font-size-asian="12pt" style:font-size-complex="12pt"/>
    </style:style>
    <style:style style:name="P13" style:parent-style-name="Standard" style:family="paragraph">
      <style:paragraph-properties fo:line-height="150%"/>
      <style:text-properties fo:font-size="12pt" style:font-size-asian="12pt" style:font-size-complex="12pt"/>
    </style:style>
    <style:style style:name="P14" style:parent-style-name="Standard" style:family="paragraph">
      <style:paragraph-properties fo:line-height="150%"/>
      <style:text-properties fo:font-size="12pt" style:font-size-asian="12pt" style:font-size-complex="12pt"/>
    </style:style>
    <style:style style:name="P15" style:parent-style-name="Standard" style:family="paragraph">
      <style:paragraph-properties fo:line-height="150%"/>
      <style:text-properties fo:font-size="12pt" style:font-size-asian="12pt" style:font-size-complex="12pt"/>
    </style:style>
    <style:style style:name="P16" style:parent-style-name="Standard" style:family="paragraph">
      <style:paragraph-properties fo:line-height="150%"/>
      <style:text-properties fo:font-size="12pt" style:font-size-asian="12pt" style:font-size-complex="12pt"/>
    </style:style>
    <style:style style:name="P17" style:parent-style-name="Standard" style:family="paragraph">
      <style:paragraph-properties fo:line-height="150%"/>
    </style:style>
    <style:style style:name="T18" style:parent-style-name="Absatz-Standardschriftart" style:family="text">
      <style:text-properties fo:font-size="12pt" style:font-size-asian="12pt" style:font-size-complex="12pt"/>
    </style:style>
    <style:style style:name="T19" style:parent-style-name="Absatz-Standardschriftart" style:family="text">
      <style:text-properties fo:font-size="12pt" style:font-size-asian="12pt" style:font-size-complex="12pt"/>
    </style:style>
    <style:style style:name="T20" style:parent-style-name="Hyperlink" style:family="text">
      <style:text-properties fo:font-size="12pt" style:font-size-asian="12pt" style:font-size-complex="12pt"/>
    </style:style>
    <style:style style:name="T21" style:parent-style-name="Absatz-Standardschriftart" style:family="text">
      <style:text-properties fo:font-size="12pt" style:font-size-asian="12pt" style:font-size-complex="12pt"/>
    </style:style>
    <style:style style:name="T22" style:parent-style-name="Absatz-Standardschriftart" style:family="text">
      <style:text-properties fo:font-size="12pt" style:font-size-asian="12pt" style:font-size-complex="12pt"/>
    </style:style>
    <style:style style:name="P23" style:parent-style-name="Standard" style:family="paragraph">
      <style:paragraph-properties fo:line-height="150%"/>
    </style:style>
    <style:style style:name="T24" style:parent-style-name="Absatz-Standardschriftart" style:family="text">
      <style:text-properties fo:font-size="12pt" style:font-size-asian="12pt" style:font-size-complex="12pt"/>
    </style:style>
    <style:style style:name="T25" style:parent-style-name="Hyperlink" style:family="text">
      <style:text-properties fo:font-size="12pt" style:font-size-asian="12pt" style:font-size-complex="12pt"/>
    </style:style>
    <style:style style:name="T26" style:parent-style-name="Absatz-Standardschriftart" style:family="text">
      <style:text-properties fo:font-size="12pt" style:font-size-asian="12pt" style:font-size-complex="12pt"/>
    </style:style>
    <style:style style:name="P27" style:parent-style-name="Standard" style:family="paragraph">
      <style:paragraph-properties fo:line-height="150%"/>
    </style:style>
    <style:style style:name="T28" style:parent-style-name="Absatz-Standardschriftart" style:family="text">
      <style:text-properties fo:font-size="12pt" style:font-size-asian="12pt" style:font-size-complex="12pt"/>
    </style:style>
    <style:style style:name="T29" style:parent-style-name="Hyperlink" style:family="text">
      <style:text-properties fo:font-size="12pt" style:font-size-asian="12pt" style:font-size-complex="12pt"/>
    </style:style>
    <style:style style:name="T30" style:parent-style-name="Absatz-Standardschriftart" style:family="text">
      <style:text-properties fo:font-size="12pt" style:font-size-asian="12pt" style:font-size-complex="12pt"/>
    </style:style>
    <style:style style:name="P31" style:parent-style-name="Standard" style:family="paragraph">
      <style:paragraph-properties fo:line-height="150%"/>
    </style:style>
    <style:style style:name="P32" style:parent-style-name="Standard" style:family="paragraph">
      <style:paragraph-properties fo:line-height="150%"/>
      <style:text-properties fo:font-size="12pt" style:font-size-asian="12pt" style:font-size-complex="12pt"/>
    </style:style>
    <style:style style:name="P33" style:parent-style-name="Standard" style:family="paragraph">
      <style:paragraph-properties fo:line-height="150%"/>
      <style:text-properties fo:font-size="12pt" style:font-size-asian="12pt" style:font-size-complex="12pt"/>
    </style:style>
    <style:style style:name="P34" style:parent-style-name="Standard" style:family="paragraph">
      <style:paragraph-properties fo:line-height="150%"/>
      <style:text-properties fo:font-size="12pt" style:font-size-asian="12pt" style:font-size-complex="12pt"/>
    </style:style>
  </office:automatic-styles>
  <office:body>
    <office:text text:use-soft-page-breaks="true">
      <text:p text:style-name="P1">Social Bots<text:s/><text:line-break/><text:span text:style-name="T2">Das Internet bietet viele Manipulationsmöglichkeiten. Lange Zeit schon werden User personalisierter Werbung oder Propaganda über Social Media ausgesetzt. Diese Umstände können Botnetze ausnutzen, um gezielt ganze Massen<text:s/></text:span><text:span text:style-name="T3">von Menschen zu Manipulieren. Unter dem Namen „Social Bots“ agieren viele Bots, teilweise einzeln, teilweise über große Botnetze gesteuert, in den Sozialen Medien und streuen beispielsweise Falschmeldungen oder ähnliche verheerende Fehlinformationen. In di</text:span><text:span text:style-name="T4">esem Kapitel soll sich genauer mit diesen Social Bots befasst werden</text:span><text:span text:style-name="T5">,</text:span><text:span text:style-name="T6"><text:s/>um aufzuzeigen wie diese in den modernen Medien genutzt werden, um Schaden anzurichten.</text:span></text:p>
      <text:p text:style-name="P7">Was ist ein Social Bot und wie funktioniert er?<text:line-break/>Ein Social Bot ist ein einzelner Bot oder Teil eines Botnetz, welcher speziell darauf programmiert wurde, an der Kommunikation in sozialen Netzwerken teilzunehmen und automatisiert auf bestimmte Eingaben zu reagieren. Je nachdem wo genau sie eingesetzt werden, agieren diese Bots<text:s/>anders. Auf dem Nachrichtendienst Twitter beispielsweise, kommunizieren die Bots über eigene Profile. Diese Profile sind<text:s/>meist<text:s/>auf Schlüsselwörter oder Hashtags programmiert und können auf diese mit vorgefertigten antworten reagieren. Je<text:s/>nach<text:s/>Komplexität<text:s/>des Bots kann dieser auch eigene Beiträge erstellen.<text:s/>Oft ist es nicht ersichtlich, ob diese Profile zu echten Menschen gehören, oder ob es sich um einen Bot handelt. Teilweise können die Bots auch gezielt Rechtschreibfehler in ihre Tweets einbauen, um menschlich zu wirken.<text:s/>(vgl.<text:s/>Estermeier et al. 2021)<text:line-break/>Es ist jedoch anzumerken,<text:s/>dass<text:s/>nicht alle Social Bots schlecht sind. Ein bekanntes<text:s/>Beispiel für gutartige Social Bots sind Chatbots. Diese<text:s/>werden von verschiedenen Unternehmen<text:s/>eingesetzt,<text:s/>um<text:s/>Interaktionen mit Kunden zu vereinfachen und zu automatisieren, wodurch das Unternehmen sehr viel Zeit und Ressourcen<text:s/>einsparen<text:s/>kann.<text:s/>(vgl.<text:s/>Keller et al. 2019)</text:p>
      <text:p text:style-name="P8"/>
      <text:p text:style-name="P9"/>
      <text:p text:style-name="P10"/>
      <text:p text:style-name="P11"/>
      <text:p text:style-name="P12"/>
      <text:soft-page-break/>
      <text:p text:style-name="P13">Einfluss von Social Bots auf die Politik:<text:line-break/>Gerade für die öffentliche Meinungsbildung stellen Social Bots eine steigende Gefahr dar und viele Experten sehen den Einsatz der Social Bots als sehr kritisch. Soziale Netzwerke spielen gerade für junge Menschen eine wichtige Rolle als Informationsquelle.<text:s/>Kann man nun aber echte Posts nicht von automatisierten, von Bots generierten Beiträgen unterschieden, kann dies dabei helfen, das Meinungsbild der Bevölkerung zu prägen und zu verzerren. So kann eine große Anzahl von Social Bots beispielsweise politische Diskussionen im Netz verfälschen, indem sie den Eindruck erwecken, dass eine bestimmte Position<text:s/>weiterverbreitet<text:s/>oder sogar<text:s/>vorherrschend<text:s/>ist, obwohl hinter den Befürwortern lediglich eine große Anzahl Bots steckt. Somit können Diskussionen im Internet maßgeblich beeinflusst werden. (vgl. Estermeier et al. 2021)<text:line-break/>Aber nicht nur im Netz kann dies verheerende Folgen haben. So sind Social Bots in den US-Wahlkämpfen mittlerweile fest etabliert. Eine Analyse konnte feststellen, dass während dem Wahlkampf von 2016 zeitweise über 30% der Twitter-Follower sowohl von Donald Trump, als auch Hillary Clinton Bots waren. Von Allen 3,8 Millionen Beiträgen,<text:s/>welche<text:s/>während der Tv-Debatten erstellt wurden, konnten 400 000 davon als Beiträge von Social Bots identifiziert werden. Jeder dritte positive Tweet über Donald Trump, wurde von einem Social Bot gepostet, zugunsten Hillary Clinton jeder 4.<text:s/>(vgl. Social Bots – Welchen Einfluss haben sie auf Gesellschaft und Politik? 2019)<text:line-break/>Somit sieht man, wie einfach sich verschiedene Meinungsbilder vortäuschen lassen können und wie einfach die Massen beeinflusst werden, wenn man nur genügend Bots zur Verfügung hat. Und bei der steigenden Leistung der Rechner und Server wird es in Zukunft immer leichter, auch für Einzelpersonen, die Kontrolle über eine Vielzahl an Bots zu haben</text:p>
      <text:p text:style-name="P14">Social Bots in der Wirtschaft<text:line-break/>Nicht nur in der Politik, auch auf die Wirtschaft können Social Botnets fatale Auswirkungen haben, indem sie sich in verschiedene wirtschaftliche Prozesse einmischen. So können diese den Aktienwert ausgewählter Aktien steigen oder fallen lassen, indem sie gezielte Falschmeldungen verbreiten. Da ein Botnetz aus mehreren tausenden Bots bestehen kann und diese alle gebündelt Falschmeldungen verbreiten können, steigt die Wahrscheinlichkeit, dass Privatanleger auf diese Nachrichten stoßen mit der Größe des Botnets ebenfalls.<text:s/>(vgl. Kind et al. 2017: 44-45)</text:p>
      <text:p text:style-name="P15"/>
      <text:soft-page-break/>
      <text:p text:style-name="P16">Literaturverzeichnis</text:p>
      <text:p text:style-name="P17"><text:span text:style-name="T18">Estermeier, Andrea (2021): Was sind Social Bots? Wirkung, Risiken, Maßnahmen</text:span><text:span text:style-name="T19">,vis.bayern,[online]</text:span><text:a xlink:href="https://www.vis.bayern.de/digitale_welt/social_media_neue_dienste/socialbots.htm#:~:text=Ein%20%E2%80%9CSocial%20Bot%E2%80%9D%20ist%20speziell,bestimmte%20Eingaben%20automatisch%20zu%20reagieren" office:target-frame-name="_top" xlink:show="replace"><text:span text:style-name="T20">https://www.vis.bayern.de/digitale_welt/social_media_neue_dienste/socialbots.htm#:~:text=Ein%20%E2%80%9CSocial%20Bot%E2%80%9D%20ist%20speziell,bestimmte%20Eingaben%20automatisch%20zu%20reagieren</text:span></text:a><text:span text:style-name="T21">.</text:span><text:span text:style-name="T22"><text:s/>[abgerufen am 8.3.2023]</text:span></text:p>
      <text:p text:style-name="P23"><text:span text:style-name="T24">Keller, Tobias R(2019) Social Bots: Zwischen Phänomen und Phantom,bpb, [online]<text:s/></text:span><text:a xlink:href="https://www.bpb.de/themen/medien-journalismus/digitale-desinformation/290555/social-bots-zwischen-phaenomen-und-phantom/" office:target-frame-name="_top" xlink:show="replace"><text:span text:style-name="T25">https://www.bpb.de/themen/medien-journalismus/digitale-desinformation/290555/social-bots-zwischen-phaenomen-und-phantom/</text:span></text:a><text:span text:style-name="T26"><text:s/>[abgerufen am 08.03.2023].</text:span></text:p>
      <text:p text:style-name="P27"><text:span text:style-name="T28">Social Bots – Welchen Einfluss haben sie auf Gesellschaft und Politik? (2019), boxcryptor, [online]<text:s/></text:span><text:a xlink:href="https://www.boxcryptor.com/de/blog/post/social-bots-detection-examples-of-political-impact/" office:target-frame-name="_top" xlink:show="replace"><text:span text:style-name="T29">https://www.boxcryptor.com/de/blog/post/social-bots-detection-examples-of-political-impact/</text:span></text:a><text:span text:style-name="T30"><text:s/>[abgerufen am 08.03.2023].</text:span></text:p>
      <text:p text:style-name="P31">Kind,Sonja<text:s/>/<text:s/>Jetzke,Tobias<text:s/>/<text:s/>Weide, Sebastian<text:s/>/<text:s/>Ehrenberg-Silies, Simone /<text:s/>Bovenschulte,Mark(2017): Social Bots (TA-Vorstudie) in Büro für Technikfolgen-Abschätzung beim Deutschen Bundestag,<text:s/>Karlsruhe,<text:s/>Wienands Print + Medien GmbH<text:s/>, [online]<text:s/>https://publikationen.bibliothek.kit.edu/1000133492</text:p>
      <text:p text:style-name="P32"/>
      <text:p text:style-name="P33"/>
      <text:p text:style-name="P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annotated" style:display-name="annotated" style:family="text" style:parent-style-name="Absatz-Standardschriftart"/>
    <style:style style:name="NichtaufgelösteErwähnung" style:display-name="Nicht aufgelöste Erwähnung" style:family="text" style:parent-style-name="Absatz-Standardschriftart">
      <style:text-properties fo:color="#605E5C" fo:background-color="#E1DFDD"/>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3-04T15:49:00Z</meta:creation-date>
    <dc:date>2023-05-06T13:45:00Z</dc:date>
    <meta:template xlink:href="Normal" xlink:type="simple"/>
    <meta:editing-cycles>2</meta:editing-cycles>
    <meta:editing-duration>PT0S</meta:editing-duration>
    <meta:document-statistic meta:page-count="3" meta:paragraph-count="11" meta:word-count="806" meta:character-count="5878" meta:row-count="42" meta:non-whitespace-character-count="5083"/>
  </office:meta>
</office:document-meta>
</file>